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2000001C117BFE784EBF2D2F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solated-camping-tent-nature_5f_1308-128259" draw:fill-image-width="60%" draw:fill-image-height="75%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width="26.90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6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pr1" style:family="presentation" style:parent-style-name="Forestbird3-title">
      <style:graphic-properties draw:auto-grow-height="true" fo:min-height="2.601cm"/>
      <style:paragraph-properties style:writing-mode="lr-tb"/>
    </style:style>
    <style:style style:name="pr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>
      <style:graphic-properties draw:auto-grow-height="true" fo:min-height="2.5cm"/>
      <style:paragraph-properties style:writing-mode="lr-tb"/>
    </style:style>
    <style:style style:name="pr4" style:family="presentation" style:parent-style-name="Forestbird-subtitle">
      <style:graphic-properties draw:fill-color="#ffffff" draw:auto-grow-height="true" fo:min-height="9.499cm"/>
      <style:paragraph-properties style:writing-mode="lr-tb"/>
    </style:style>
    <style:style style:name="pr5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1-title">
      <style:graphic-properties draw:auto-grow-height="true" fo:min-height="2.5cm"/>
      <style:paragraph-properties style:writing-mode="lr-tb"/>
    </style:style>
    <style:style style:name="pr7" style:family="presentation" style:parent-style-name="Forestbird1-subtitle">
      <style:graphic-properties draw:fill-color="#ffffff" draw:auto-grow-height="true" fo:min-height="9.499cm"/>
      <style:paragraph-properties style:writing-mode="lr-tb"/>
    </style:style>
    <style:style style:name="pr8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2-title">
      <style:graphic-properties draw:auto-grow-height="true" fo:min-height="2.5cm"/>
      <style:paragraph-properties style:writing-mode="lr-tb"/>
    </style:style>
    <style:style style:name="pr10" style:family="presentation" style:parent-style-name="Forestbird2-subtitle" style:list-style-name="L1">
      <style:graphic-properties draw:fill-color="#ffffff" draw:auto-grow-height="true" fo:min-height="9.499cm"/>
      <style:paragraph-properties style:writing-mode="lr-tb"/>
    </style:style>
    <style:style style:name="pr11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draw:auto-grow-height="true" fo:min-height="2.5cm"/>
      <style:paragraph-properties style:writing-mode="lr-tb"/>
    </style:style>
    <style:style style:name="pr13" style:family="presentation" style:parent-style-name="Forestbird2-title">
      <style:graphic-properties draw:auto-grow-height="true" fo:min-height="12.7cm"/>
      <style:paragraph-properties style:writing-mode="lr-tb"/>
    </style:style>
    <style:style style:name="pr14" style:family="presentation" style:parent-style-name="Forestbird_5f_-title">
      <style:graphic-properties draw:auto-grow-height="true" fo:min-height="2.5cm"/>
      <style:paragraph-properties style:writing-mode="lr-tb"/>
    </style:style>
    <style:style style:name="pr15" style:family="presentation" style:parent-style-name="Forestbird_5f_-subtitle">
      <style:graphic-properties draw:fill-color="#ffffff" draw:auto-grow-height="true" fo:min-height="9.499cm"/>
      <style:paragraph-properties style:writing-mode="lr-tb"/>
    </style:style>
    <style:style style:name="pr16" style:family="presentation" style:parent-style-name="Forestbird_5f_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Forestbird1_5f_-title">
      <style:graphic-properties draw:auto-grow-height="true" fo:min-height="2.5cm"/>
      <style:paragraph-properties style:writing-mode="lr-tb"/>
    </style:style>
    <style:style style:name="pr18" style:family="presentation" style:parent-style-name="Forestbird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7cm" fo:margin-bottom="0.7cm" fo:text-align="start" fo:text-indent="0cm"/>
    </style:style>
    <style:style style:name="P6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fo:margin-left="0cm" fo:margin-right="0cm" fo:margin-top="0.7cm" fo:margin-bottom="0.7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loext:opacity="100%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loext:opacity="100%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dcc" loext:opacity="100%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27a" loext:opacity="100%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Noto Mono1" fo:font-size="10pt" style:font-size-asian="10pt" style:font-size-complex="1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FreeMono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presentation:style-name="pr1" draw:text-style-name="P1" draw:layer="layout" svg:width="13.791cm" svg:height="2.601cm" svg:x="13.514cm" svg:y="1.905cm" presentation:class="title" presentation:user-transformed="true">
          <draw:text-box>
            <text:p><text:span text:style-name="T1">MXCuBE Doc Camp</text:span><text:line-break/><text:span text:style-name="T2">Spring 2024</text:span></text:p>
          </draw:text-box>
        </draw:frame>
        <draw:frame draw:style-name="gr1" draw:text-style-name="P3" draw:layer="layout" svg:width="27.401cm" svg:height="0.943cm" svg:x="0.29cm" svg:y="14.295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orestbird" presentation:presentation-page-layout-name="AL2T0">
        <office:forms form:automatic-focus="false" form:apply-design-mode="false"/>
        <draw:frame presentation:style-name="pr3" draw:text-style-name="P1" draw:layer="layout" svg:width="24.992cm" svg:height="2.5cm" svg:x="1.499cm" svg:y="0.499cm" presentation:class="title">
          <draw:text-box>
            <text:p>MxCube documentation</text:p>
          </draw:text-box>
        </draw:frame>
        <draw:frame presentation:style-name="pr4" draw:text-style-name="P6" draw:layer="layout" svg:width="24.992cm" svg:height="9.499cm" svg:x="1.499cm" svg:y="3.499cm" presentation:class="subtitle" presentation:user-transformed="true">
          <draw:text-box>
            <text:list text:style-name="L1">
              <text:list-item>
                <text:p text:style-name="P5"><text:span text:style-name="T3">MXCubeWeb: </text:span><text:span text:style-name="T3"><text:a xlink:href="https://mxcubeweb.readthedocs.io/" xlink:type="simple">https://mxcubeweb.readthedocs.io/</text:a></text:span></text:p>
              </text:list-item>
              <text:list-item>
                <text:p text:style-name="P5"><text:span text:style-name="T3">MXCubeCore: </text:span><text:span text:style-name="T3"><text:a xlink:href="https://mxcubecore.readthedocs.io/" xlink:type="simple">https://mxcubecore.readthedocs.io/</text:a></text:span></text:p>
              </text:list-item>
              <text:list-item>
                <text:p text:style-name="P5"><text:span text:style-name="T3">build and published on PR-merges</text:span></text:p>
              </text:list-item>
              <text:list-item>
                <text:p text:style-name="P5"><text:span text:style-name="T3">preview for PRs</text:span></text:p>
              </text:list-item>
            </text:list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restbird1" presentation:presentation-page-layout-name="AL1T1">
        <office:forms form:automatic-focus="false" form:apply-design-mode="false"/>
        <draw:frame presentation:style-name="pr6" draw:text-style-name="P1" draw:layer="layout" svg:width="24.992cm" svg:height="2.5cm" svg:x="1.499cm" svg:y="0.499cm" presentation:class="title">
          <draw:text-box>
            <text:p>MxCube documentation</text:p>
          </draw:text-box>
        </draw:frame>
        <draw:frame presentation:style-name="pr7" draw:text-style-name="P6" draw:layer="layout" svg:width="24.992cm" svg:height="9.499cm" svg:x="1.499cm" svg:y="3.5cm">
          <draw:text-box>
            <text:list text:style-name="L1">
              <text:list-item>
                <text:p text:style-name="P5"><text:span text:style-name="T3">build using Sphinx</text:span></text:p>
              </text:list-item>
              <text:list-item>
                <text:p text:style-name="P5"><text:span text:style-name="T3">Sphinx https://www.sphinx-doc.org/</text:span></text:p>
              </text:list-item>
              <text:list-item>
                <text:p text:style-name="P5"><text:span text:style-name="T3">markdown/reST -&gt; HTML</text:span></text:p>
              </text:list-item>
              <text:list-item>
                <text:p text:style-name="P5"><text:span text:style-name="T3">python docs strings -&gt; HTML</text:span></text:p>
              </text:list-item>
            </text:list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orestbird2" presentation:presentation-page-layout-name="AL1T1">
        <office:forms form:automatic-focus="false" form:apply-design-mode="false"/>
        <draw:frame presentation:style-name="pr9" draw:text-style-name="P1" draw:layer="layout" svg:width="24.992cm" svg:height="2.5cm" svg:x="1.499cm" svg:y="0.499cm" presentation:class="title" presentation:user-transformed="true">
          <draw:text-box>
            <text:p>Markdown</text:p>
          </draw:text-box>
        </draw:frame>
        <draw:frame presentation:style-name="pr10" draw:text-style-name="P7" draw:layer="layout" svg:width="14.605cm" svg:height="9.499cm" svg:x="0.635cm" svg:y="3.501cm">
          <draw:text-box>
            <text:list text:style-name="L1">
              <text:list-item>
                <text:p text:style-name="P5"><text:span text:style-name="T3">lightweight markup language</text:span></text:p>
              </text:list-item>
              <text:list-item>
                <text:p text:style-name="P5"><text:span text:style-name="T3">ASCII based, human readable</text:span></text:p>
              </text:list-item>
              <text:list-item>
                <text:p text:style-name="P5"><text:span text:style-name="T3">https://commonmark.org/help/</text:span></text:p>
              </text:list-item>
            </text:list>
          </draw:text-box>
        </draw:frame>
        <draw:frame draw:style-name="gr3" draw:text-style-name="P8" draw:layer="layout" svg:width="12.065cm" svg:height="10.336cm" svg:x="15.24cm" svg:y="2.999cm">
          <draw:text-box>
            <text:p><text:span text:style-name="T4"># </text:span><text:span text:style-name="T5">Lorem ipsum dolor sit amet </text:span><text:span text:style-name="T5"><text:line-break/></text:span><text:span text:style-name="T5"><text:line-break/></text:span><text:span text:style-name="T5">Consectetur adipiscing elit, sed do eiusmod </text:span><text:span text:style-name="T5"><text:line-break/></text:span><text:span text:style-name="T5">tempor incididunt ut labore et dolore magna. </text:span><text:span text:style-name="T5"><text:line-break/></text:span><text:span text:style-name="T5"><text:line-break/></text:span><text:span text:style-name="T4">## </text:span><text:span text:style-name="T5">Aliquam sem et tortor consequat id porta </text:span><text:span text:style-name="T5"><text:line-break/></text:span><text:span text:style-name="T5"><text:line-break/></text:span><text:span text:style-name="T5">Urna porttitor rhoncus dolor purus non enim. </text:span><text:span text:style-name="T5"><text:line-break/></text:span><text:span text:style-name="T5">Blandit massa enim nec dui nunc mattis enim.</text:span><text:span text:style-name="T5"><text:line-break/></text:span><text:span text:style-name="T5"><text:line-break/></text:span><text:span text:style-name="T4"> <text:s/>- </text:span><text:span text:style-name="T5">lectus mauris</text:span><text:span text:style-name="T5"><text:line-break/></text:span><text:span text:style-name="T4"> <text:s/>- </text:span><text:span text:style-name="T5">ultrices eros</text:span><text:span text:style-name="T5"><text:line-break/></text:span><text:span text:style-name="T5"><text:line-break/></text:span><text:span text:style-name="T5">Eget </text:span><text:span text:style-name="T4">`</text:span><text:span text:style-name="T5">velit</text:span><text:span text:style-name="T4">` </text:span><text:span text:style-name="T5">aliquet </text:span><text:span text:style-name="T6">[sagittis]</text:span><text:span text:style-name="T5">(</text:span><text:span text:style-name="T7">https://foo.com</text:span><text:span text:style-name="T5">) </text:span><text:span text:style-name="T5"><text:line-break/></text:span><text:span text:style-name="T5">id consectetur purus ut.</text:span></text:p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restbird3" presentation:presentation-page-layout-name="AL1T1">
        <office:forms form:automatic-focus="false" form:apply-design-mode="false"/>
        <draw:frame presentation:style-name="pr12" draw:text-style-name="P1" draw:layer="layout" svg:width="24.992cm" svg:height="2.5cm" svg:x="1.499cm" svg:y="0.499cm" presentation:class="title">
          <draw:text-box>
            <text:p>Markdown</text:p>
          </draw:text-box>
        </draw:frame>
        <draw:frame draw:style-name="gr3" draw:text-style-name="P8" draw:layer="layout" svg:width="12.065cm" svg:height="10.336cm" svg:x="1.27cm" svg:y="2.999cm">
          <draw:text-box>
            <text:p><text:span text:style-name="T4"># </text:span><text:span text:style-name="T5">Lorem ipsum dolor sit amet </text:span><text:span text:style-name="T5"><text:line-break/></text:span><text:span text:style-name="T5"><text:line-break/></text:span><text:span text:style-name="T5">Consectetur adipiscing elit, sed do eiusmod </text:span><text:span text:style-name="T5"><text:line-break/></text:span><text:span text:style-name="T5">tempor incididunt ut labore et dolore magna. </text:span><text:span text:style-name="T5"><text:line-break/></text:span><text:span text:style-name="T5"><text:line-break/></text:span><text:span text:style-name="T4">## </text:span><text:span text:style-name="T5">Aliquam sem et tortor consequat id porta </text:span><text:span text:style-name="T5"><text:line-break/></text:span><text:span text:style-name="T5"><text:line-break/></text:span><text:span text:style-name="T5">Urna porttitor rhoncus dolor purus non enim. </text:span><text:span text:style-name="T5"><text:line-break/></text:span><text:span text:style-name="T5">Blandit massa enim nec dui nunc mattis enim.</text:span><text:span text:style-name="T5"><text:line-break/></text:span><text:span text:style-name="T5"><text:line-break/></text:span><text:span text:style-name="T4"> <text:s/>- </text:span><text:span text:style-name="T5">lectus mauris</text:span><text:span text:style-name="T5"><text:line-break/></text:span><text:span text:style-name="T4"> <text:s/>- </text:span><text:span text:style-name="T5">ultrices eros</text:span><text:span text:style-name="T5"><text:line-break/></text:span><text:span text:style-name="T5"><text:line-break/></text:span><text:span text:style-name="T5">Eget </text:span><text:span text:style-name="T4">`</text:span><text:span text:style-name="T5">velit</text:span><text:span text:style-name="T4">` </text:span><text:span text:style-name="T5">aliquet </text:span><text:span text:style-name="T6">[sagittis]</text:span><text:span text:style-name="T5">(</text:span><text:span text:style-name="T7">https://foo.com</text:span><text:span text:style-name="T5">) </text:span><text:span text:style-name="T5"><text:line-break/></text:span><text:span text:style-name="T5">id consectetur purus ut.</text:span></text:p>
          </draw:text-box>
        </draw:frame>
        <draw:frame draw:style-name="gr4" draw:text-style-name="P11" draw:layer="layout" svg:width="13.346cm" svg:height="9.525cm" svg:x="13.959cm" svg:y="3.175cm">
          <draw:text-box>
            <text:p text:style-name="P9"><text:span text:style-name="T8">Lorem ipsum dolor sit amet</text:span></text:p>
            <text:p text:style-name="P10"><text:span text:style-name="T9">Consectetur adipiscing elit, sed do eiusmod tempor incididunt ut labore et dolore magna.</text:span></text:p>
            <text:p text:style-name="P10"><text:span text:style-name="T10">Aliquam sem et tortor consequat id porta</text:span></text:p>
            <text:p text:style-name="P10"><text:span text:style-name="T9">Urna porttitor rhoncus dolor purus non enim. Blandit massa enim nec dui nunc mattis enim.</text:span></text:p>
            <text:list text:style-name="L1">
              <text:list-item>
                <text:p text:style-name="P10"><text:span text:style-name="T9">lectus mauris</text:span></text:p>
              </text:list-item>
              <text:list-item>
                <text:p text:style-name="P10"><text:span text:style-name="T9">ultrices eros</text:span></text:p>
              </text:list-item>
            </text:list>
            <text:p text:style-name="P10"><text:span text:style-name="T9">Eget </text:span><text:span text:style-name="T11">velit</text:span><text:span text:style-name="T9"> aliquet </text:span><text:span text:style-name="T9"><text:a xlink:href="https://foo.com/" xlink:type="simple">sagittis</text:a></text:span><text:span text:style-name="T9"> id consectetur purus ut.</text:span></text:p>
            <text:p text:style-name="P10"><text:span text:style-name="T9"/></text:p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restbird1" presentation:presentation-page-layout-name="AL1T1">
        <office:forms form:automatic-focus="false" form:apply-design-mode="false"/>
        <draw:frame presentation:style-name="pr6" draw:text-style-name="P1" draw:layer="layout" svg:width="24.992cm" svg:height="2.5cm" svg:x="1.499cm" svg:y="0.499cm" presentation:class="title">
          <draw:text-box>
            <text:p>reStructuredText</text:p>
          </draw:text-box>
        </draw:frame>
        <draw:frame presentation:style-name="pr7" draw:text-style-name="P6" draw:layer="layout" svg:width="24.992cm" svg:height="9.499cm" svg:x="1.499cm" svg:y="3.501cm">
          <draw:text-box>
            <text:list text:style-name="L1">
              <text:list-item>
                <text:p text:style-name="P5"><text:span text:style-name="T3">Sphinx supports reStructuredText</text:span></text:p>
              </text:list-item>
              <text:list-item>
                <text:p text:style-name="P5"><text:span text:style-name="T3">.rst is reStructuredText</text:span></text:p>
              </text:list-item>
              <text:list-item>
                <text:p text:style-name="P5"><text:span text:style-name="T3">.md is Markdown</text:span></text:p>
              </text:list-item>
            </text:list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restbird2" presentation:presentation-page-layout-name="AL1T1">
        <office:forms form:automatic-focus="false" form:apply-design-mode="false"/>
        <draw:frame presentation:style-name="pr13" draw:text-style-name="P1" draw:layer="layout" svg:width="24.992cm" svg:height="12.7cm" svg:x="1.678cm" svg:y="0.635cm" presentation:class="title" presentation:user-transformed="true">
          <draw:text-box>
            <text:p>Questions?</text:p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restbird_5f_" presentation:presentation-page-layout-name="AL2T0">
        <office:forms form:automatic-focus="false" form:apply-design-mode="false"/>
        <draw:frame presentation:style-name="pr14" draw:text-style-name="P1" draw:layer="layout" svg:width="24.992cm" svg:height="2.5cm" svg:x="1.499cm" svg:y="0.499cm" presentation:class="title">
          <draw:text-box>
            <text:p>Sphinx set-up</text:p>
          </draw:text-box>
        </draw:frame>
        <draw:frame presentation:style-name="pr15" draw:text-style-name="P6" draw:layer="layout" svg:width="24.992cm" svg:height="9.499cm" svg:x="1.499cm" svg:y="3.499cm" presentation:class="subtitle" presentation:user-transformed="true">
          <draw:text-box>
            <text:p text:style-name="P12"><text:span text:style-name="T12">setup development environment</text:span></text:p>
            <text:p text:style-name="P12"><text:span text:style-name="T12"><text:a xlink:href="https://mxcubeweb.readthedocs.io/en/latest/dev/environment.html" xlink:type="simple">https://mxcubeweb.readthedocs.io/en/latest/dev/environment.html</text:a></text:span></text:p>
            <text:p text:style-name="P12"><text:span text:style-name="T12"/></text:p>
            <text:p text:style-name="P12"><text:span text:style-name="T13"># build docs</text:span></text:p>
            <text:p text:style-name="P12"><text:span text:style-name="T13">$ cd docs</text:span></text:p>
            <text:p text:style-name="P12"><text:span text:style-name="T13">$ make html</text:span></text:p>
            <text:p text:style-name="P12"><text:span text:style-name="T13"/></text:p>
            <text:p text:style-name="P12"><text:span text:style-name="T13"># view docs</text:span></text:p>
            <text:p text:style-name="P12"><text:span text:style-name="T13">$ firefox build/html/index.html</text:span></text:p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restbird1_5f_" presentation:presentation-page-layout-name="AL1T1">
        <office:forms form:automatic-focus="false" form:apply-design-mode="false"/>
        <draw:frame presentation:style-name="pr17" draw:text-style-name="P1" draw:layer="layout" svg:width="24.992cm" svg:height="2.5cm" svg:x="1.499cm" svg:y="0.499cm" presentation:class="title">
          <draw:text-box>
            <text:p>Documentation Topics</text:p>
          </draw:text-box>
        </draw:frame>
        <draw:frame draw:style-name="gr5" draw:text-style-name="P13" draw:layer="layout" svg:width="25.4cm" svg:height="10.795cm" svg:x="1.27cm" svg:y="2.54cm">
          <draw:text-box>
            <text:p/>
            <text:p/>
            <text:p/>
            <text:p/>
            <text:p/>
            <text:p text:style-name="P2"/>
            <text:p text:style-name="P2">Pick or add your topic here: </text:p>
            <text:p text:style-name="P2"><text:a xlink:href="https://board.net/p/MxCubeDocCamp" xlink:type="simple">https://board.net/p/MxCubeDocCamp</text:a></text:p>
          </draw:text-box>
        </draw:frame>
        <draw:frame draw:style-name="gr1" draw:text-style-name="P3" draw:layer="layout" svg:width="27.401cm" svg:height="0.943cm" svg:x="0.291cm" svg:y="14.296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isolated-camping-tent-nature_5f_1308-128259" draw:display-name="isolated-camping-tent-nature_1308-128259" xlink:href="Pictures/1000000000000272000001C117BFE784EBF2D2F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3cm" fo:margin-bottom="0cm" fo:text-indent="0cm"/>
      <style:text-properties fo:font-size="14.8999996185303pt"/>
    </style:style>
    <style:style style:name="Forestbird-outline6" style:family="presentation" style:parent-style-name="Forestbird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-outline7" style:family="presentation" style:parent-style-name="Forestbird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-outline8" style:family="presentation" style:parent-style-name="Forestbird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-outline9" style:family="presentation" style:parent-style-name="Forestbird-outline8">
      <style:paragraph-properties fo:margin-left="0cm" fo:margin-right="0cm" fo:margin-top="0.069cm" fo:margin-bottom="0cm" fo:text-indent="0cm"/>
      <style:text-properties fo:font-size="14.8000001907349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3cm" fo:margin-bottom="0cm" fo:text-indent="0cm"/>
      <style:text-properties fo:font-size="14.8999996185303pt"/>
    </style:style>
    <style:style style:name="Forestbird1-outline6" style:family="presentation" style:parent-style-name="Forestbird1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1-outline7" style:family="presentation" style:parent-style-name="Forestbird1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1-outline8" style:family="presentation" style:parent-style-name="Forestbird1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1-outline9" style:family="presentation" style:parent-style-name="Forestbird1-outline8">
      <style:paragraph-properties fo:margin-left="0cm" fo:margin-right="0cm" fo:margin-top="0.069cm" fo:margin-bottom="0cm" fo:text-indent="0cm"/>
      <style:text-properties fo:font-size="14.8000001907349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3cm" fo:margin-bottom="0cm" fo:text-indent="0cm"/>
      <style:text-properties fo:font-size="14.8999996185303pt"/>
    </style:style>
    <style:style style:name="Forestbird2-outline6" style:family="presentation" style:parent-style-name="Forestbird2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2-outline7" style:family="presentation" style:parent-style-name="Forestbird2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2-outline8" style:family="presentation" style:parent-style-name="Forestbird2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2-outline9" style:family="presentation" style:parent-style-name="Forestbird2-outline8">
      <style:paragraph-properties fo:margin-left="0cm" fo:margin-right="0cm" fo:margin-top="0.069cm" fo:margin-bottom="0cm" fo:text-indent="0cm"/>
      <style:text-properties fo:font-size="14.8000001907349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3cm" fo:margin-bottom="0cm" fo:text-indent="0cm"/>
      <style:text-properties fo:font-size="14.8999996185303pt"/>
    </style:style>
    <style:style style:name="Forestbird3-outline6" style:family="presentation" style:parent-style-name="Forestbird3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3-outline7" style:family="presentation" style:parent-style-name="Forestbird3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3-outline8" style:family="presentation" style:parent-style-name="Forestbird3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3-outline9" style:family="presentation" style:parent-style-name="Forestbird3-outline8">
      <style:paragraph-properties fo:margin-left="0cm" fo:margin-right="0cm" fo:margin-top="0.069cm" fo:margin-bottom="0cm" fo:text-indent="0cm"/>
      <style:text-properties fo:font-size="14.8000001907349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3cm" fo:margin-bottom="0cm" fo:text-indent="0cm"/>
      <style:text-properties fo:font-size="14.8999996185303pt"/>
    </style:style>
    <style:style style:name="Forestbird1_5f_-outline6" style:display-name="Forestbird1_-outline6" style:family="presentation" style:parent-style-name="Forestbird1_5f_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1_5f_-outline7" style:display-name="Forestbird1_-outline7" style:family="presentation" style:parent-style-name="Forestbird1_5f_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1_5f_-outline8" style:display-name="Forestbird1_-outline8" style:family="presentation" style:parent-style-name="Forestbird1_5f_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1_5f_-outline9" style:display-name="Forestbird1_-outline9" style:family="presentation" style:parent-style-name="Forestbird1_5f_-outline8">
      <style:paragraph-properties fo:margin-left="0cm" fo:margin-right="0cm" fo:margin-top="0.069cm" fo:margin-bottom="0cm" fo:text-indent="0cm"/>
      <style:text-properties fo:font-size="14.8000001907349pt"/>
    </style:style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3cm" fo:margin-bottom="0cm" fo:text-indent="0cm"/>
      <style:text-properties fo:font-size="14.8999996185303pt"/>
    </style:style>
    <style:style style:name="Forestbird1_5f__5f_-outline6" style:display-name="Forestbird1__-outline6" style:family="presentation" style:parent-style-name="Forestbird1_5f__5f_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1_5f__5f_-outline7" style:display-name="Forestbird1__-outline7" style:family="presentation" style:parent-style-name="Forestbird1_5f__5f_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1_5f__5f_-outline8" style:display-name="Forestbird1__-outline8" style:family="presentation" style:parent-style-name="Forestbird1_5f__5f_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1_5f__5f_-outline9" style:display-name="Forestbird1__-outline9" style:family="presentation" style:parent-style-name="Forestbird1_5f__5f_-outline8">
      <style:paragraph-properties fo:margin-left="0cm" fo:margin-right="0cm" fo:margin-top="0.069cm" fo:margin-bottom="0cm" fo:text-indent="0cm"/>
      <style:text-properties fo:font-size="14.8000001907349pt"/>
    </style:style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3cm" fo:margin-bottom="0cm" fo:text-indent="0cm"/>
      <style:text-properties fo:font-size="14.8999996185303pt"/>
    </style:style>
    <style:style style:name="Forestbird_5f_-outline6" style:display-name="Forestbird_-outline6" style:family="presentation" style:parent-style-name="Forestbird_5f_-outline5">
      <style:paragraph-properties fo:margin-left="0cm" fo:margin-right="0cm" fo:margin-top="0.072cm" fo:margin-bottom="0cm" fo:text-indent="0cm"/>
      <style:text-properties fo:font-size="14.8999996185303pt"/>
    </style:style>
    <style:style style:name="Forestbird_5f_-outline7" style:display-name="Forestbird_-outline7" style:family="presentation" style:parent-style-name="Forestbird_5f_-outline6">
      <style:paragraph-properties fo:margin-left="0cm" fo:margin-right="0cm" fo:margin-top="0.071cm" fo:margin-bottom="0cm" fo:text-indent="0cm"/>
      <style:text-properties fo:font-size="14.8999996185303pt"/>
    </style:style>
    <style:style style:name="Forestbird_5f_-outline8" style:display-name="Forestbird_-outline8" style:family="presentation" style:parent-style-name="Forestbird_5f_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_5f_-outline9" style:display-name="Forestbird_-outline9" style:family="presentation" style:parent-style-name="Forestbird_5f_-outline8">
      <style:paragraph-properties fo:margin-left="0cm" fo:margin-right="0cm" fo:margin-top="0.069cm" fo:margin-bottom="0cm" fo:text-indent="0cm"/>
      <style:text-properties fo:font-size="14.8000001907349pt"/>
    </style:style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5cm" fo:min-width="27.491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1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1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22" style:family="presentation" style:parent-style-name="Forestbi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restbi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Forestbird" style:page-layout-name="PM1" draw:style-name="Mdp1">
      <draw:frame presentation:style-name="Forestbird-title" draw:layer="backgroundobjects" svg:width="24.992cm" svg:height="2.5cm" svg:x="1.499cm" svg:y="0.499cm" presentation:class="title" presentation:placeholder="true">
        <draw:text-box/>
      </draw:frame>
      <draw:frame presentation:style-name="Forestbird-outline1" draw:layer="backgroundobjects" svg:width="24.992cm" svg:height="9.499cm" svg:x="1.499cm" svg:y="3.499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5cm" svg:y="14.339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5cm" svg:y="14.308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5cm" svg:y="14.608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5cm" svg:y="14.265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6cm" svg:y="14.265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5cm" svg:y="14.615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cm" svg:y="14.24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2cm" svg:y="13.075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5cm" svg:y="13.237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3cm" svg:y="13.075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5cm" svg:y="13.237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5cm" svg:height="0.987cm" svg:x="7.643cm" svg:y="13.567cm" svg:viewBox="0 0 1126 988" svg:d="M564 0c310 0 451 133 451 317 0 154 233 382 24 532-100 74-273 139-475 139-203 0-375-65-477-139-209-153 25-378 25-532 0-184 138-317 452-317z">
          <text:p/>
        </draw:path>
        <draw:path draw:style-name="Mgr4" draw:text-style-name="MP8" draw:layer="backgroundobjects" svg:width="0.984cm" svg:height="0.817cm" svg:x="7.711cm" svg:y="13.702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4cm" svg:y="14.286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1cm" svg:y="13.823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5cm" svg:y="13.805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2cm" svg:y="13.9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cm" svg:y="13.823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1cm" svg:y="13.808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78cm" svg:y="13.9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4cm" svg:y="14.246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6cm" svg:y="14.132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6cm" svg:y="14.092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6cm" svg:y="14.016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cm" svg:y="14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3cm" svg:y="14.151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3cm" svg:y="13.979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1cm" svg:y="13.979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6cm" svg:y="14.154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5cm" svg:y="13.967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6cm" svg:y="13.384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7cm" svg:y="13.466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cm" svg:y="13.384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7cm" svg:y="13.466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1cm" svg:y="13.631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cm" svg:height="0.408cm" svg:x="3.788cm" svg:y="13.698cm" svg:viewBox="0 0 491 409" svg:d="M223 13c14-17 27-17 40 0 33 42 83 131 87 205 58-8 124-5 138 26 26 61-97 165-243 165-147 0-267-104-241-165 11-31 77-34 134-26 3-74 53-163 85-205z">
          <text:p/>
        </draw:path>
        <draw:path draw:style-name="Mgr4" draw:text-style-name="MP8" draw:layer="backgroundobjects" svg:width="0.232cm" svg:height="0.083cm" svg:x="3.917cm" svg:y="13.99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5cm" svg:y="13.758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6cm" svg:y="13.75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cm" svg:y="13.797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5cm" svg:y="13.758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7cm" svg:y="13.751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7cm" svg:y="13.797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3cm" svg:y="13.97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1cm" svg:y="13.913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6cm" svg:y="13.893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3cm" svg:y="13.536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74cm" svg:y="13.517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74cm" svg:y="13.505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2cm" svg:y="13.612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1cm" svg:height="0.868cm" svg:x="17.785cm" svg:y="13.416cm" svg:viewBox="0 0 742 869" svg:d="M714 335c-39-97-143-215-295-280-380-166-518 86-345 213 203 150 184 389 262 488-82 21-142 65-142 90 0 35 165 16 248 23 138 0 249-28 249-62 2-26-2-42-9-56 66-99 80-296 32-416z">
        <text:p/>
      </draw:path>
      <draw:path draw:style-name="Mgr4" draw:text-style-name="MP8" draw:layer="backgroundobjects" svg:width="0.277cm" svg:height="0.51cm" svg:x="18.072cm" svg:y="13.71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69cm" svg:y="13.384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59cm" svg:y="13.363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35cm" svg:y="13.19cm" svg:viewBox="0 0 130 136" svg:d="M1 136c-7-72 35-91 53-136 25 41 69 51 76 122-43 5-86 9-129 14z">
        <text:p/>
      </draw:path>
      <draw:path draw:style-name="Mgr4" draw:text-style-name="MP8" draw:layer="backgroundobjects" svg:width="0.45cm" svg:height="0.534cm" svg:x="17.636cm" svg:y="13.181cm" svg:viewBox="0 0 451 535" svg:d="M335 0c-27 41-74 50-83 122-124 5-262 173-251 307 2 37 101 106 225 106 125 0 225-111 225-247 3-81-23-125-67-145 7-72-32-95-49-143z">
        <text:p/>
      </draw:path>
      <draw:path draw:style-name="Mgr4" draw:text-style-name="MP8" draw:layer="backgroundobjects" svg:width="0.1cm" svg:height="0.195cm" svg:x="17.901cm" svg:y="13.245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39cm" svg:y="13.409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59cm" svg:y="13.437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cm" svg:y="13.453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2cm" svg:height="0.254cm" svg:x="17.594cm" svg:y="13.679cm" svg:viewBox="0 0 503 255" svg:d="M196 126c-64-12-170 12-192-37-32-69 162-111 212-78 120 73 282-69 287 145 2 53-125 208-307-30z">
        <text:p/>
      </draw:path>
      <draw:custom-shape draw:style-name="Mgr5" draw:text-style-name="MP9" draw:layer="backgroundobjects" svg:width="0.5cm" svg:height="2.5cm" svg:x="25.491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2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2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2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1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3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2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3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2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05cm" svg:y="9.9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492cm" svg:y="9.9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82cm" svg:y="10.3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55cm" svg:y="10.3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cm" svg:y="10.1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07cm" svg:y="10.2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79cm" svg:y="10.3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67cm" svg:y="10.45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05cm" svg:y="10.4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492cm" svg:y="10.4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82cm" svg:y="10.8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55cm" svg:y="10.8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cm" svg:y="10.6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07cm" svg:y="10.7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79cm" svg:y="10.8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67cm" svg:y="10.957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4.992cm" svg:height="2.5cm" svg:x="1.499cm" svg:y="0.499cm" presentation:class="title" presentation:placeholder="true">
        <draw:text-box/>
      </draw:frame>
      <draw:frame presentation:style-name="Mpr5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cm" svg:height="2.5cm" svg:x="25.492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3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3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3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2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4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3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4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3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05cm" svg:y="10.2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992cm" svg:y="10.2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82cm" svg:y="10.5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55cm" svg:y="10.5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cm" svg:y="10.3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07cm" svg:y="10.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79cm" svg:y="10.6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67cm" svg:y="10.70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04cm" svg:y="9.7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491cm" svg:y="9.7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81cm" svg:y="10.0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54cm" svg:y="10.0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59cm" svg:y="9.8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06cm" svg:y="10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78cm" svg:y="10.1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66cm" svg:y="10.207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4.992cm" svg:height="8.999cm" svg:x="1.499cm" svg:y="3.499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4.992cm" svg:height="2.5cm" svg:x="1.499cm" svg:y="0.499cm" presentation:class="title" presentation:placeholder="true">
        <draw:text-box/>
      </draw:frame>
      <draw:frame presentation:style-name="Forestbird2-outline1" draw:layer="backgroundobjects" svg:width="24.992cm" svg:height="8.999cm" svg:x="1.499cm" svg:y="3.499cm" presentation:class="outline" presentation:placeholder="true">
        <draw:text-box/>
      </draw:frame>
      <draw:frame presentation:style-name="Mpr8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52cm" svg:y="13.593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13cm" svg:y="13.574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13cm" svg:y="13.562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4.991cm" svg:y="13.669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1cm" svg:height="0.868cm" svg:x="25.224cm" svg:y="13.473cm" svg:viewBox="0 0 742 869" svg:d="M714 335c-39-97-143-215-295-280-380-166-518 86-345 213 203 150 184 389 262 488-82 21-142 65-142 90 0 35 165 16 248 23 138 0 249-28 249-62 2-26-2-42-9-56 66-99 80-296 32-416z">
          <text:p/>
        </draw:path>
        <draw:path draw:style-name="Mgr4" draw:text-style-name="MP8" draw:layer="backgroundobjects" svg:width="0.277cm" svg:height="0.51cm" svg:x="25.511cm" svg:y="13.767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08cm" svg:y="13.441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498cm" svg:y="13.4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74cm" svg:y="13.247cm" svg:viewBox="0 0 130 136" svg:d="M1 136c-7-72 35-91 53-136 25 41 69 51 76 122-43 5-86 9-129 14z">
          <text:p/>
        </draw:path>
        <draw:path draw:style-name="Mgr4" draw:text-style-name="MP8" draw:layer="backgroundobjects" svg:width="0.45cm" svg:height="0.534cm" svg:x="25.075cm" svg:y="13.238cm" svg:viewBox="0 0 451 535" svg:d="M335 0c-27 41-74 50-83 122-124 5-262 173-251 307 2 37 101 106 225 106 125 0 225-111 225-247 3-81-23-125-67-145 7-72-32-95-49-143z">
          <text:p/>
        </draw:path>
        <draw:path draw:style-name="Mgr4" draw:text-style-name="MP8" draw:layer="backgroundobjects" svg:width="0.1cm" svg:height="0.195cm" svg:x="25.34cm" svg:y="13.302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78cm" svg:y="13.466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198cm" svg:y="13.494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59cm" svg:y="13.51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2cm" svg:height="0.254cm" svg:x="25.033cm" svg:y="13.736cm" svg:viewBox="0 0 503 255" svg:d="M196 126c-64-12-170 12-192-37-32-69 162-111 212-78 120 73 282-69 287 145 2 53-125 208-307-30z">
          <text:p/>
        </draw:path>
      </draw:g>
      <draw:g>
        <draw:path draw:style-name="Mgr4" draw:text-style-name="MP8" draw:layer="backgroundobjects" svg:width="0.217cm" svg:height="0.219cm" svg:x="22.742cm" svg:y="14.275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1cm" svg:y="14.251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49cm" svg:y="14.494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27cm" svg:y="14.216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09cm" svg:y="14.216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19cm" svg:y="14.5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84cm" svg:y="14.195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69cm" svg:y="13.248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cm" svg:y="13.38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cm" svg:y="13.248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1cm" svg:y="13.38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cm" svg:y="13.648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2.995cm" svg:y="13.758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23cm" svg:y="14.233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77cm" svg:y="13.856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62cm" svg:y="13.842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cm" svg:y="13.918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1cm" svg:y="13.856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44cm" svg:y="13.844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cm" svg:y="13.918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59cm" svg:y="14.201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cm" svg:y="14.108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28cm" svg:y="14.075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4.992cm" svg:height="2.5cm" svg:x="1.499cm" svg:y="0.499cm" presentation:class="title" presentation:placeholder="true">
        <draw:text-box/>
      </draw:frame>
      <draw:frame presentation:style-name="Forestbird3-outline1" draw:layer="backgroundobjects" svg:width="24.992cm" svg:height="8.999cm" svg:x="1.499cm" svg:y="3.499cm" presentation:class="outline" presentation:placeholder="true">
        <draw:text-box/>
      </draw:frame>
      <draw:frame presentation:style-name="Mpr1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0.993cm" svg:y="14.119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88cm" svg:y="14.085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2cm" svg:y="14.41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55cm" svg:y="14.038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794cm" svg:y="14.038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05cm" svg:y="14.418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24cm" svg:y="14.011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45cm" svg:y="12.748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1cm" svg:y="12.924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47cm" svg:y="12.748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83cm" svg:y="12.924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18cm" svg:y="13.281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297cm" svg:y="13.428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1cm" svg:y="14.061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396cm" svg:y="13.559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77cm" svg:y="13.54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2cm" svg:y="13.642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2cm" svg:y="13.559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56cm" svg:y="13.543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1.998cm" svg:y="13.642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33cm" svg:y="14.018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494cm" svg:y="13.894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697cm" svg:y="13.851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cm" svg:y="13.933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16cm" svg:y="13.916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32cm" svg:y="14.079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67cm" svg:y="13.893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396cm" svg:y="13.893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71cm" svg:y="14.082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31cm" svg:y="13.88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693cm" svg:y="13.248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11cm" svg:y="13.336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41cm" svg:y="13.248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84cm" svg:y="13.336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78cm" svg:y="13.515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14cm" svg:y="13.588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54cm" svg:y="13.905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44cm" svg:y="13.653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47cm" svg:y="13.645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67cm" svg:y="13.695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67cm" svg:y="13.653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56cm" svg:y="13.646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03cm" svg:y="13.695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34cm" svg:y="13.883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12cm" svg:y="13.822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14cm" svg:y="13.8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4.992cm" svg:height="2.5cm" svg:x="1.499cm" svg:y="0.499cm" presentation:class="title" presentation:placeholder="true">
        <draw:text-box/>
      </draw:frame>
      <draw:frame presentation:style-name="Mpr14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cm" svg:height="2.5cm" svg:x="25.492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3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3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3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2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4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3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4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3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05cm" svg:y="10.2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992cm" svg:y="10.2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82cm" svg:y="10.5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55cm" svg:y="10.5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cm" svg:y="10.3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07cm" svg:y="10.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79cm" svg:y="10.6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67cm" svg:y="10.70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04cm" svg:y="9.7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491cm" svg:y="9.7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81cm" svg:y="10.0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54cm" svg:y="10.0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59cm" svg:y="9.8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06cm" svg:y="10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78cm" svg:y="10.1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66cm" svg:y="10.207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4.992cm" svg:height="8.999cm" svg:x="1.499cm" svg:y="3.499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4.992cm" svg:height="2.5cm" svg:x="1.499cm" svg:y="0.499cm" presentation:class="title" presentation:placeholder="true">
        <draw:text-box/>
      </draw:frame>
      <draw:frame presentation:style-name="Mpr17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cm" svg:height="2.5cm" svg:x="25.492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3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3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3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2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4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3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4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3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05cm" svg:y="10.2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992cm" svg:y="10.2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82cm" svg:y="10.5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55cm" svg:y="10.5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cm" svg:y="10.3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07cm" svg:y="10.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79cm" svg:y="10.6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67cm" svg:y="10.70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04cm" svg:y="9.74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491cm" svg:y="9.74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81cm" svg:y="10.0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54cm" svg:y="10.08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59cm" svg:y="9.86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06cm" svg:y="10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78cm" svg:y="10.10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66cm" svg:y="10.207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4.992cm" svg:height="8.999cm" svg:x="1.499cm" svg:y="3.499cm" presentation:class="outline" presentation:placeholder="true">
        <draw:text-box/>
      </draw:frame>
      <presentation:notes style:page-layout-name="PM0"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1">
      <draw:frame presentation:style-name="Forestbird_5f_-title" draw:layer="backgroundobjects" svg:width="24.992cm" svg:height="2.5cm" svg:x="1.499cm" svg:y="0.499cm" presentation:class="title" presentation:placeholder="true">
        <draw:text-box/>
      </draw:frame>
      <draw:frame presentation:style-name="Forestbird_5f_-outline1" draw:layer="backgroundobjects" svg:width="24.992cm" svg:height="9.499cm" svg:x="1.499cm" svg:y="3.499cm" presentation:class="outline" presentation:placeholder="true">
        <draw:text-box/>
      </draw:frame>
      <draw:frame presentation:style-name="Mpr20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7.991cm" svg:height="1.75cm" svg:x="0cm" svg:y="13.998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5cm" svg:y="14.339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5cm" svg:y="14.308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5cm" svg:y="14.608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5cm" svg:y="14.265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6cm" svg:y="14.265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5cm" svg:y="14.615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cm" svg:y="14.24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2cm" svg:y="13.075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5cm" svg:y="13.237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3cm" svg:y="13.075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5cm" svg:y="13.237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5cm" svg:height="0.987cm" svg:x="7.643cm" svg:y="13.567cm" svg:viewBox="0 0 1126 988" svg:d="M564 0c310 0 451 133 451 317 0 154 233 382 24 532-100 74-273 139-475 139-203 0-375-65-477-139-209-153 25-378 25-532 0-184 138-317 452-317z">
          <text:p/>
        </draw:path>
        <draw:path draw:style-name="Mgr4" draw:text-style-name="MP8" draw:layer="backgroundobjects" svg:width="0.984cm" svg:height="0.817cm" svg:x="7.711cm" svg:y="13.702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4cm" svg:y="14.286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1cm" svg:y="13.823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5cm" svg:y="13.805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2cm" svg:y="13.9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cm" svg:y="13.823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1cm" svg:y="13.808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78cm" svg:y="13.9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4cm" svg:y="14.246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6cm" svg:y="14.132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6cm" svg:y="14.092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6cm" svg:y="14.016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cm" svg:y="14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3cm" svg:y="14.151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3cm" svg:y="13.979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1cm" svg:y="13.979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6cm" svg:y="14.154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5cm" svg:y="13.967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6cm" svg:y="13.384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7cm" svg:y="13.466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cm" svg:y="13.384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7cm" svg:y="13.466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1cm" svg:y="13.631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cm" svg:height="0.408cm" svg:x="3.788cm" svg:y="13.698cm" svg:viewBox="0 0 491 409" svg:d="M223 13c14-17 27-17 40 0 33 42 83 131 87 205 58-8 124-5 138 26 26 61-97 165-243 165-147 0-267-104-241-165 11-31 77-34 134-26 3-74 53-163 85-205z">
          <text:p/>
        </draw:path>
        <draw:path draw:style-name="Mgr4" draw:text-style-name="MP8" draw:layer="backgroundobjects" svg:width="0.232cm" svg:height="0.083cm" svg:x="3.917cm" svg:y="13.99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5cm" svg:y="13.758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6cm" svg:y="13.75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cm" svg:y="13.797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5cm" svg:y="13.758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7cm" svg:y="13.751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7cm" svg:y="13.797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3cm" svg:y="13.97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1cm" svg:y="13.913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6cm" svg:y="13.893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3cm" svg:y="13.536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74cm" svg:y="13.517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74cm" svg:y="13.505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2cm" svg:y="13.612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1cm" svg:height="0.868cm" svg:x="17.785cm" svg:y="13.416cm" svg:viewBox="0 0 742 869" svg:d="M714 335c-39-97-143-215-295-280-380-166-518 86-345 213 203 150 184 389 262 488-82 21-142 65-142 90 0 35 165 16 248 23 138 0 249-28 249-62 2-26-2-42-9-56 66-99 80-296 32-416z">
        <text:p/>
      </draw:path>
      <draw:path draw:style-name="Mgr4" draw:text-style-name="MP8" draw:layer="backgroundobjects" svg:width="0.277cm" svg:height="0.51cm" svg:x="18.072cm" svg:y="13.71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69cm" svg:y="13.384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59cm" svg:y="13.363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35cm" svg:y="13.19cm" svg:viewBox="0 0 130 136" svg:d="M1 136c-7-72 35-91 53-136 25 41 69 51 76 122-43 5-86 9-129 14z">
        <text:p/>
      </draw:path>
      <draw:path draw:style-name="Mgr4" draw:text-style-name="MP8" draw:layer="backgroundobjects" svg:width="0.45cm" svg:height="0.534cm" svg:x="17.636cm" svg:y="13.181cm" svg:viewBox="0 0 451 535" svg:d="M335 0c-27 41-74 50-83 122-124 5-262 173-251 307 2 37 101 106 225 106 125 0 225-111 225-247 3-81-23-125-67-145 7-72-32-95-49-143z">
        <text:p/>
      </draw:path>
      <draw:path draw:style-name="Mgr4" draw:text-style-name="MP8" draw:layer="backgroundobjects" svg:width="0.1cm" svg:height="0.195cm" svg:x="17.901cm" svg:y="13.245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39cm" svg:y="13.409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59cm" svg:y="13.437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cm" svg:y="13.453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2cm" svg:height="0.254cm" svg:x="17.594cm" svg:y="13.679cm" svg:viewBox="0 0 503 255" svg:d="M196 126c-64-12-170 12-192-37-32-69 162-111 212-78 120 73 282-69 287 145 2 53-125 208-307-30z">
        <text:p/>
      </draw:path>
      <draw:custom-shape draw:style-name="Mgr5" draw:text-style-name="MP9" draw:layer="backgroundobjects" svg:width="0.5cm" svg:height="2.5cm" svg:x="25.491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499cm" svg:height="0.75cm" svg:x="24.492cm" svg:y="12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999cm" svg:height="0.75cm" svg:x="24.742cm" svg:y="11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4.992cm" svg:y="11.4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41cm" svg:y="10.99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cm" svg:height="2.5cm" svg:x="22.743cm" svg:y="11.49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999cm" svg:height="0.75cm" svg:x="21.992cm" svg:y="12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43cm" svg:y="11.7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492cm" svg:y="11.2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05cm" svg:y="9.9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492cm" svg:y="9.9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82cm" svg:y="10.3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55cm" svg:y="10.3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cm" svg:y="10.1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07cm" svg:y="10.2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79cm" svg:y="10.3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67cm" svg:y="10.457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05cm" svg:y="10.498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492cm" svg:y="10.498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82cm" svg:y="10.82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55cm" svg:y="10.834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cm" svg:y="10.614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07cm" svg:y="10.75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79cm" svg:y="10.855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67cm" svg:y="10.957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_5f_-title" draw:layer="backgroundobjects" svg:width="14.848cm" svg:height="11.136cm" svg:x="3.075cm" svg:y="2.257cm" presentation:class="page"/>
        <draw:frame presentation:style-name="Forestbird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2T16:16:32.917038866</meta:creation-date>
    <meta:editing-duration>PT41M39S</meta:editing-duration>
    <meta:editing-cycles>19</meta:editing-cycles>
    <meta:generator>LibreOffice/7.3.7.2$Linux_X86_64 LibreOffice_project/30$Build-2</meta:generator>
    <dc:title>Forestbird</dc:title>
    <dc:date>2024-03-13T11:05:29.472148671</dc:date>
    <meta:document-statistic meta:object-count="488"/>
  </office:meta>
</office:document-meta>
</file>